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35in"/>
    </style:style>
    <style:style style:name="co2" style:family="table-column">
      <style:table-column-properties fo:break-before="auto" style:column-width="1.6646in"/>
    </style:style>
    <style:style style:name="co3" style:family="table-column">
      <style:table-column-properties fo:break-before="auto" style:column-width="7.3752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0.823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I$3:.$I$90])" table:allow-empty-cell="true" table:display-list="unsorted" table:base-cell-address="Hoja3.A5">
          <table:help-message table:display="true"/>
          <table:error-message table:message-type="stop" table:display="true"/>
        </table:content-validation>
      </table:content-validation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Predator</text:p>
          </table:table-cell>
          <table:table-cell table:style-name="ce1" office:value-type="string" calcext:value-type="string">
            <text:p>Pre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ethod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Ascidians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Gili, J. M., Coma, R., Orejas, C., López-González, P. J., &amp; Zabala, M. (2002). Are Antarctic suspension-feeding communities different from those elsewhere in the world? (pp. 104-116). Springer Berlin Heidelberg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Ascidians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Tatian, M., Sahade, R., &amp; Esnal, G. B. (2004). Diet components in the food of Antarctic ascidians living at low levels of primary production. <text:span text:style-name="T1">Antarctic Science, 16(02), 123-128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Austrodoris kerguelensis</text:p>
          </table:table-cell>
          <table:table-cell table:style-name="ce3" table:content-validation-name="val1" office:value-type="string" calcext:value-type="string">
            <text:p>Rosella antartica</text:p>
          </table:table-cell>
          <table:table-cell table:style-name="ce2" office:value-type="string" calcext:value-type="string">
            <text:p>McClintock, J. B., Amsler, C. D., Baker, B. J., &amp; Van Soest, R. W. (2005). Ecology of Antarctic marine sponges: an overview. <text:span text:style-name="T1">Integrative and Comparative Biology, 45(2), 359-368.</text:span>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Austrodoris kerguelensis</text:p>
          </table:table-cell>
          <table:table-cell table:style-name="ce3" table:content-validation-name="val1" office:value-type="string" calcext:value-type="string">
            <text:p>Rosella sp.</text:p>
          </table:table-cell>
          <table:table-cell table:style-name="ce2" office:value-type="string" calcext:value-type="string">
            <text:p>McClintock, J. B., Amsler, C. D., Baker, B. J., &amp; Van Soest, R. W. (2005). Ecology of Antarctic marine sponges: an overview. <text:span text:style-name="T1">Integrative and Comparative Biology, 45(2), 359-368.</text:span>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Austrodoris kerguelensi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Austrodoris kerguelensis</text:p>
          </table:table-cell>
          <table:table-cell table:style-name="ce3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Austrodoris kerguelensis</text:p>
          </table:table-cell>
          <table:table-cell table:style-name="ce3" table:content-validation-name="val1" office:value-type="string" calcext:value-type="string">
            <text:p>Dendrilla antartic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Paradexamine sp.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Eurymera monticulosa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Pontogeneiella sp.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Gondogeneia antarctica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Gitanopsis antarctica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Prostebbingia gracilis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Bovallia gigantea</text:p>
          </table:table-cell>
          <table:table-cell table:style-name="ce3" table:content-validation-name="val1" office:value-type="string" calcext:value-type="string">
            <text:p>Waldeckia obesa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Chaenocephalus aceratus 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Chaenocephalus aceratus 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Flores, H., Kock, K. H., Wilhelms, S., &amp; Jones, C. D. (2004). Diet of two icefish species from the South Shetland Islands and Elephant Island, Champsocephalus gunnari and Chaenocephalus aceratus. <text:span text:style-name="T1">Polar Biology, 27(2), 119-129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Chaenocephalus aceratus </text:p>
          </table:table-cell>
          <table:table-cell table:style-name="ce3" table:content-validation-name="val1" office:value-type="string" calcext:value-type="string">
            <text:p>Ophionotus victoriae</text:p>
          </table:table-cell>
          <table:table-cell table:style-name="ce2" office:value-type="string" calcext:value-type="string">
            <text:p>Flores, H., Kock, K. H., Wilhelms, S., &amp; Jones, C. D. (2004). Diet of two icefish species from the South Shetland Islands and Elephant Island, Champsocephalus gunnari and Chaenocephalus aceratus. <text:span text:style-name="T1">Polar Biology, 27(2), 119-129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Chaenocephalus aceratus </text:p>
          </table:table-cell>
          <table:table-cell table:style-name="ce2" table:content-validation-name="val1" office:value-type="string" calcext:value-type="string">
            <text:p>Mysida</text:p>
          </table:table-cell>
          <table:table-cell table:style-name="ce2" office:value-type="string" calcext:value-type="string">
            <text:p>Flores, H., Kock, K. H., Wilhelms, S., &amp; Jones, C. D. (2004). Diet of two icefish species from the South Shetland Islands and Elephant Island, Champsocephalus gunnari and Chaenocephalus aceratus. <text:span text:style-name="T1">Polar Biology, 27(2), 119-129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Chaenocephalus aceratus 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Kock, K. H., Barrera-Oro, E., Belchier, M., Collins, M. A., Duhamel, G., Hanchet, S., ... &amp; Williams, R. (2012). The role of fish as predators of krill (Euphausia superba) and other pelagic resources in the Southern Ocean. CCAMLR Science, 19, 115-169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Chaenocephalus aceratus </text:p>
          </table:table-cell>
          <table:table-cell table:style-name="ce3" table:content-validation-name="val1" office:value-type="string" calcext:value-type="string">
            <text:p>Octopus sp.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Copepods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Hopkins, T. L. (1985). Food web of an Antarctic midwater ecosystem. Marine Biology, 89(2), 197-212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Copepods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Hopkins, T. L. (1985). Food web of an Antarctic midwater ecosystem. Marine Biology, 89(2), 197-212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Dendrilla antartica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Dendrilla antartica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Diplasterias brucei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Caspers, H. (1979). Internationale Revue der gesamten Hydrobiologie und Hydrographie, 64(6), 839-840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Euphausia superba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Mauchline, J. (1979). <text:span text:style-name="T1">Studies on Patches of Krill: Euphausia Superba Dana. publisher not identified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Euphausia superba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Price, H. J., Boyd, K. R., &amp; Boyd, C. M. (1988). Omnivorous feeding behavior of the Antarctic krill Euphausia superba. <text:span text:style-name="T1">Marine Biology, 97(1), 67-77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Dearborn, J. H. (1967). Food and reproduction of Glyptonotus antarcticus (Crustacea: Isopoda) at McMurdo Sound, Antarctica. Transactions Roy. Soc. NZ, 8, 163-168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Dearborn, J. H. (1967). Food and reproduction of Glyptonotus antarcticus (Crustacea: Isopoda) at McMurdo Sound, Antarctica. Transactions Roy. Soc. NZ, 8, 163-168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lyptonotus antarcticus</text:p>
          </table:table-cell>
          <table:table-cell table:style-name="ce3" table:content-validation-name="val1" office:value-type="string" calcext:value-type="string">
            <text:p>Bovallia gigantea</text:p>
          </table:table-cell>
          <table:table-cell table:style-name="ce2" office:value-type="string" calcext:value-type="string">
            <text:p>Bone, D. G. (1972). Aspects of the biology of the Antarctic amphipod Bovallia gigantia Pfeffer at Signy Island, South Orkney Islands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Presler, P. (1986). Necrophagous invertebrates of the Admiralty Bay of King George Island(South Shetland Islands, Antarctica). <text:span text:style-name="T1">Polish Polar Research/Polskie Badania Polarne, 7(1), 25-61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Myriogramme manginii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anceps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Phaeurus antarcticus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<text:span text:style-name="T1">Marine ecology. Progress series, 294, 141-159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Gigartina skottsbergii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Myriogramme manginii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anceps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anceps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Aumack, C. F., Amsler, C. D., McClintock, J. B., &amp; Baker, B. J. (2011). Changes in amphipod densities among macroalgal habitats in day versus night collections along the Western Antarctic Peninsula. Marine biology, 158(8), 1879-188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Gondogeneia antarctica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Bucolo, P., Amsler, C. D., McClintock, J. B., &amp; Baker, B. J. (2011). Palatability of the Antarctic rhodophyte Palmaria decipiens (Reinsch) RW Ricker and its endo/epiphyte Elachista antarctica Skottsberg to sympatric amphipods. Journal of In vitro observation Marine Biology and Ecology, 396(2), 202-206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liclonidae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liclonidae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Casaux, R. (1998). The contrasting diet of Harpagifer antarcticus (Notothenioidei, Harpagiferidae) at two localities of the South Shetland Islands, Antarctica. Polar Biology, 19(4), 283-285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Margarella antarctica</text:p>
          </table:table-cell>
          <table:table-cell table:style-name="ce2" office:value-type="string" calcext:value-type="string">
            <text:p>Casaux, R. (1998). The contrasting diet of Harpagifer antarcticus (Notothenioidei, Harpagiferidae) at two localities of the South Shetland Islands, Antarctica. Polar Biology, 19(4), 283-285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Eatoniella sp.</text:p>
          </table:table-cell>
          <table:table-cell table:style-name="ce2" office:value-type="string" calcext:value-type="string">
            <text:p>Casaux, R. (1998). The contrasting diet of Harpagifer antarcticus (Notothenioidei, Harpagiferidae) at two localities of the South Shetland Islands, Antarctica. Polar Biology, 19(4), 283-285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Casaux, R. (1998). The contrasting diet of Harpagifer antarcticus (Notothenioidei, Harpagiferidae) at two localities of the South Shetland Islands, Antarctica. Polar Biology, 19(4), 283-285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Casaux, R. (1998). The contrasting diet of Harpagifer antarcticus (Notothenioidei, Harpagiferidae) at two localities of the South Shetland Islands, Antarctica. Polar Biology, 19(4), 283-285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Gondogeneia antarctica</text:p>
          </table:table-cell>
          <table:table-cell table:style-name="ce2" office:value-type="string" calcext:value-type="string">
            <text:p>Casaux, R. (1998). The contrasting diet of Harpagifer antarcticus (Notothenioidei, Harpagiferidae) at two localities of the South Shetland Islands, Antarctica. Polar Biology, 19(4), 283-285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arpagifer antarcticus </text:p>
          </table:table-cell>
          <table:table-cell table:style-name="ce3" table:content-validation-name="val1" office:value-type="string" calcext:value-type="string">
            <text:p>Gondogeneia antarctica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Hydrozoa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Gili, J. M., Alvà, V., Coma, R., Orejas, C., Pagès, F., Ribes, M., ... &amp; Hughes, R. G. (1998). The impact of small benthic passive suspension feeders in shallow marine ecosystems: the hydroids as an example. Zoologische verhandelingen, 323(8), 99-10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Hyperiid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Pakhomov, E. A., &amp; Perissinotto, R. (1996). Trophodynamics of the hyperiid amphipod Themisto gaudichaudi in the South Georgia region during late austral summer. <text:span text:style-name="T1">Marine ecology progress series. Oldendorf, 134(1), 91-100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Hyperiids</text:p>
          </table:table-cell>
          <table:table-cell table:style-name="ce2" table:content-validation-name="val1" office:value-type="string" calcext:value-type="string">
            <text:p>Copepods</text:p>
          </table:table-cell>
          <table:table-cell table:style-name="ce2" office:value-type="string" calcext:value-type="string">
            <text:p>Pakhomov, E. A., &amp; Perissinotto, R. (1996). Trophodynamics of the hyperiid amphipod Themisto gaudichaudi in the South Georgia region during late austral summer. <text:span text:style-name="T1">Marine ecology progress series. Oldendorf, 134(1), 91-100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2" table:content-validation-name="val1" office:value-type="string" calcext:value-type="string">
            <text:p>Hyperiids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Pakhomov, E. A., &amp; Perissinotto, R. (1996). Trophodynamics of the hyperiid amphipod Themisto gaudichaudi in the South Georgia region during late austral summer. <text:span text:style-name="T1">Marine ecology progress series. Oldendorf, 134(1), 91-100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Hippomedon kergueleni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Jażdżewska, A. (2009). Antarctic necrophagous lysianassoids from a stranded fur seal carcass. <text:span text:style-name="T1">Polish Polar Research, 30(1), 29-3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Curdiea racovitzae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Georgiella confluens 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Gigartina skottsbergii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evilacunaria antarctica</text:p>
          </table:table-cell>
          <table:table-cell table:style-name="ce3" table:content-validation-name="val1" office:value-type="string" calcext:value-type="string">
            <text:p>Monostroma hariotii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ternulla elliptica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Ahn, I. Y. (1993). Enhanced particle flux through the biodeposition by the Antarctic suspension-feeding bivalve Laternula elliptica in Marian Cove, King George Island. Journal of In vitro observation Marine Biology and Ecology, 171(1), 75-90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aternulla elliptica</text:p>
          </table:table-cell>
          <table:table-cell table:style-name="ce2" table:content-validation-name="val1" office:value-type="string" calcext:value-type="string">
            <text:p>Aged detritus</text:p>
          </table:table-cell>
          <table:table-cell table:style-name="ce2" office:value-type="string" calcext:value-type="string">
            <text:p>Ahn, I. Y. (1993). Enhanced particle flux through the biodeposition by the Antarctic suspension-feeding bivalve Laternula elliptica in Marian Cove, King George Island. Journal of In vitro observation Marine Biology and Ecology, 171(1), 75-90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epidonotothen nudifrons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88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epidonotothen nudifron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0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Lepidonotothen nudifron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Fanta, E., &amp; Meyer, A. A. (1998). Behavioural strategies for feeding of six species of the Antarctic fish family Notothenioidei (Pisces, Notothenioidei) in a tank. <text:span text:style-name="T1">ANTARCTIC RECORD-TOKYO-, 42, 227-243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Lepidonotothen nudifrons</text:p>
          </table:table-cell>
          <table:table-cell table:style-name="ce3" table:content-validation-name="val1" office:value-type="string" calcext:value-type="string">
            <text:p>Waldeckia obesa</text:p>
          </table:table-cell>
          <table:table-cell table:style-name="ce2" office:value-type="string" calcext:value-type="string">
            <text:p>Fanta, E., &amp; Meyer, A. A. (1998). Behavioural strategies for feeding of six species of the Antarctic fish family Notothenioidei (Pisces, Notothenioidei) in a tank. <text:span text:style-name="T1">ANTARCTIC RECORD-TOKYO-, 42, 227-243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Lepidonotothen nudifron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Kock, K. H., Barrera-Oro, E., Belchier, M., Collins, M. A., Duhamel, G., Hanchet, S., ... &amp; Williams, R. (2012). The role of fish as predators of krill (Euphausia superba) and other pelagic resources in the Southern Ocean. <text:span text:style-name="T1">CCAMLR Science, 19, 115-169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Malacobelmnon daytoni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Best, B. A. (1988). Passive suspension feeding in a sea pen: effects of ambient flow on volume flow rate and filtering efficiency. The Biological Bulletin, 175(3), 332-342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Malacobelmnon daytoni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Kozloff, E. N. (1990). Invertebrates. Saunders College Pub.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Mycale acerata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Mycale acerata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acella concinna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Brêthes, J. C., Ferreyra, G., &amp; De La Vega, S. (1994). Distribution, growth and reproduction of the limpet Nacella (Patinigera) concinna (Strebel 1908) in relation to potential food availability, in Esperanza Bay (Antarctic Peninsula). Polar Biology, 14(3), 161-170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acella concinna</text:p>
          </table:table-cell>
          <table:table-cell table:style-name="ce2" table:content-validation-name="val1" office:value-type="string" calcext:value-type="string">
            <text:p>Epiphytic diatoms</text:p>
          </table:table-cell>
          <table:table-cell table:style-name="ce2" office:value-type="string" calcext:value-type="string">
            <text:p>Davenport, J. O. H. N. (1997). Comparisons of the biology of the intertidal subantarctic limpets Nacella concinna and Kerguelenella lateralis. <text:span text:style-name="T1">Journal of Molluscan Studies, 63(1), 39-48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acella concinna</text:p>
          </table:table-cell>
          <table:table-cell table:style-name="ce3" table:content-validation-name="val1" office:value-type="string" calcext:value-type="string">
            <text:p>Ascoseira mirabilis </text:p>
          </table:table-cell>
          <table:table-cell table:style-name="ce2" office:value-type="string" calcext:value-type="string">
            <text:p>Iken, K., Quartino, M. L., Barrera-Oro, E., Palermo, J., Wiencke, C., &amp; Brey, T. (1998). Trophic relations between macroalgae and herbivores. <text:span text:style-name="T1">Reports on polar and marine research, 299, 258-262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acella concinna</text:p>
          </table:table-cell>
          <table:table-cell table:style-name="ce3" table:content-validation-name="val1" office:value-type="string" calcext:value-type="string">
            <text:p>Ulothrix sp.</text:p>
          </table:table-cell>
          <table:table-cell table:style-name="ce2" office:value-type="string" calcext:value-type="string">
            <text:p>Iken, K., Quartino, M. L., Barrera-Oro, E., Palermo, J., Wiencke, C., &amp; Brey, T. (1998). Trophic relations between macroalgae and herbivores. <text:span text:style-name="T1">Reports on polar and marine research, 299, 258-262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eobuccinum eatoni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Presler, P. (1986). Necrophagous invertebrates of the Admiralty Bay of King George Island(South Shetland Islands, Antarctica). <text:span text:style-name="T1">Polish Polar Research/Polskie Badania Polarne, 7(1), 25-61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eobuccinum eatoni</text:p>
          </table:table-cell>
          <table:table-cell table:style-name="ce3" table:content-validation-name="val1" office:value-type="string" calcext:value-type="string">
            <text:p>Laternulla elliptic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Margarella antarctica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radexamine sp.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rymera monticulosa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ontogeneiella sp.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Cheirimedon femoratus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Serolis sp.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Richardson, M. G. (1975). The dietary composition of some Antarctic fish. Br Antarct Surv Bull, 41(42), 113-120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Laternulla elliptic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rymera monticulos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ontogeneiella sp.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Bovallia gigante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Cheirimedon femoratus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Waldeckia obes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Hippomedon kergueleni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Orchomene plebs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Serolis sp.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Copepods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Ascidians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Salpidae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Curdiea racovitzae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eorgiella confluens 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igartina skottsbergii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ntoneura plocamioides 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scoseira mirabilis 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haeurus antarcticus 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Urospora penicilliformis</text:p>
          </table:table-cell>
          <table:table-cell table:style-name="ce2" office:value-type="string" calcext:value-type="string">
            <text:p>Iken, K., Barrera-Oro, E. R., Quartino, M. L., Casaux, R. J., &amp; Brey, T. (1997). Grazing by the Antarctic fish Notothenia coriiceps: evidence for selective feeding on macroalgae. <text:span text:style-name="T1">Antarctic Science, 9(04), 386-391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Fanta, E., &amp; Meyer, A. A. (1998). Behavioural strategies for feeding of six species of the Antarctic fish family Notothenioidei (Pisces, Notothenioidei) in a tank. <text:span text:style-name="T1">ANTARCTIC RECORD-TOKYO-, 42, 227-243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ondogeneia antarctica</text:p>
          </table:table-cell>
          <table:table-cell table:style-name="ce2" office:value-type="string" calcext:value-type="string">
            <text:p>Fanta, E., &amp; Meyer, A. A. (1998). Behavioural strategies for feeding of six species of the Antarctic fish family Notothenioidei (Pisces, Notothenioidei) in a tank. <text:span text:style-name="T1">ANTARCTIC RECORD-TOKYO-, 42, 227-243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Bovallia gigantea</text:p>
          </table:table-cell>
          <table:table-cell table:style-name="ce2" office:value-type="string" calcext:value-type="string">
            <text:p>Fanta, E., &amp; Meyer, A. A. (1998). Behavioural strategies for feeding of six species of the Antarctic fish family Notothenioidei (Pisces, Notothenioidei) in a tank. <text:span text:style-name="T1">ANTARCTIC RECORD-TOKYO-, 42, 227-243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Waldeckia obesa</text:p>
          </table:table-cell>
          <table:table-cell table:style-name="ce2" office:value-type="string" calcext:value-type="string">
            <text:p>Fanta, E., &amp; Meyer, A. A. (1998). Behavioural strategies for feeding of six species of the Antarctic fish family Notothenioidei (Pisces, Notothenioidei) in a tank. <text:span text:style-name="T1">ANTARCTIC RECORD-TOKYO-, 42, 227-243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Neuroglossum delesseriae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Monostroma hariotii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Urospora penicilliformis</text:p>
          </table:table-cell>
          <table:table-cell table:style-name="ce2" office:value-type="string" calcext:value-type="string">
            <text:p>Iken, K., Quartino, M. L., &amp; Wiencke, C. (1999). Histological Identification of Macroalgae from Stomach Contents of the Antarctic Fish Notothenia coriiceps Using Semi‐thin Sections. Marine ecology, 20(1), 11-1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Hyperiids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Copepods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Octopus sp.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Salpidae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Callophyllis atrosanguinea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Curdiea racovitzae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igartina skottsbergii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ntoneura plocamioides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icconiella plumosa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yropia plocamiestris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Trematocarpus antarcticus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scoseira mirabilis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haeurus antarcticus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Lambia antarctica </text:p>
          </table:table-cell>
          <table:table-cell table:style-name="ce2" office:value-type="string" calcext:value-type="string">
            <text:p>Amsler, C. D., Iken, K., McClintock, J. B., Amsler, M. O., Peters, K. J., Hubbard, J. M., ... &amp; Baker, B. J. (2005). Comprehensive evaluation of the palatability and chemical defenses of subtidal macroalgae from the Antarctic Peninsula. Marine ecology. Progress series, 294, 141-159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denocystis utricularis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Ascoseira mirabilis 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haeurus antarcticus </text:p>
          </table:table-cell>
          <table:table-cell table:style-name="ce2" office:value-type="string" calcext:value-type="string">
            <text:p>Iken, K., Amsler, C. D., Amsler, M. O., McClintock, J. B., &amp; Baker, B. J. (2009). Field studies on deterrent properties of phlorotannins in Antarctic brown algae. Botanica Marina, 52(6), 547-557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Lambia antarctica 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Paradexamine sp.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rymera monticulosa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ondogeneia antarctica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Bovallia gigantea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Serolis sp.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Ophionotus victoriae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Squids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Ascidians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Octopus sp.</text:p>
          </table:table-cell>
          <table:table-cell table:style-name="ce2" office:value-type="string" calcext:value-type="string">
            <text:p>Zamzow, J. P., Aumack, C. F., Amsler, C. D., McClintock, J. B., Amsler, M. O., &amp; Baker, B. J. (2011). Gut contents and stable isotope analyses of the Antarctic fish, Notothenia coriiceps (Richardson), from two macroalgal communities. Antarctic Science, 23(02), 107-116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Raga, G. (2012). Dieta e metabolismo de Notothenia Coriiceps (Richardson, 1844) e Notothenia Rossii (Richardson, 1844) na Baía do Almirantado-Ilha Rei George-Península Antártica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Kock, K. H., Barrera-Oro, E., Belchier, M., Collins, M. A., Duhamel, G., Hanchet, S., ... &amp; Williams, R. (2012). The role of fish as predators of krill (Euphausia superba) and other pelagic resources in the Southern Ocean. CCAMLR Science, 19, 115-16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coriiceps</text:p>
          </table:table-cell>
          <table:table-cell table:style-name="ce2" table:content-validation-name="val1" office:value-type="string" calcext:value-type="string">
            <text:p>Salpidae</text:p>
          </table:table-cell>
          <table:table-cell table:style-name="ce2" office:value-type="string" calcext:value-type="string">
            <text:p>Raga, G. (2012). Dieta e metabolismo de Notothenia Coriiceps (Richardson, 1844) e Notothenia Rossii (Richardson, 1844) na Baía do Almirantado-Ilha Rei George-Península Antártica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3" table:content-validation-name="val1" office:value-type="string" calcext:value-type="string">
            <text:p>Octopus sp.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Notothenia rossii</text:p>
          </table:table-cell>
          <table:table-cell table:style-name="ce2" table:content-validation-name="val1" office:value-type="string" calcext:value-type="string">
            <text:p>Aged detritus</text:p>
          </table:table-cell>
          <table:table-cell table:style-name="ce2" office:value-type="string" calcext:value-type="string">
            <text:p>Raga, G. (2012). Dieta e metabolismo de Notothenia Coriiceps (Richardson, 1844) e Notothenia Rossii (Richardson, 1844) na Baía do Almirantado-Ilha Rei George-Península Antártica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Raga, G. (2012). Dieta e metabolismo de Notothenia Coriiceps (Richardson, 1844) e Notothenia Rossii (Richardson, 1844) na Baía do Almirantado-Ilha Rei George-Península Antártica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Raga, G. (2012). Dieta e metabolismo de Notothenia Coriiceps (Richardson, 1844) e Notothenia Rossii (Richardson, 1844) na Baía do Almirantado-Ilha Rei George-Península Antártica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Notothenia rossi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Kock, K. H., Barrera-Oro, E., Belchier, M., Collins, M. A., Duhamel, G., Hanchet, S., ... &amp; Williams, R. (2012). The role of fish as predators of krill (Euphausia superba) and other pelagic resources in the Southern Ocean. CCAMLR Science, 19, 115-16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ctopus sp.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Underwater Field Guide to Ross Island &amp; McMurdo Sound, Antarctica. Scripps Institution of Oceanography Library, 1999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Rosella antartica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Rosella sp.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Caspers, H. (1979). Internationale Revue der gesamten Hydrobiologie und Hydrographie, 64(6), 839-840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Caspers, H. (1979). Internationale Revue der gesamten Hydrobiologie und Hydrographie, 64(6), 839-840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Caspers, H. (1979). Internationale Revue der gesamten Hydrobiologie und Hydrographie, 64(6), 839-840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McClintock, J. B. (1987). Investigation of the relationship between invertebrate predation and biochemical composition, energy content, spicule armament and toxicity of benthic sponges at McMurdo Sound, Antarctica. <text:span text:style-name="T1">Marine Biology, 94(3), 479-487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Austrodoris kerguelensis</text:p>
          </table:table-cell>
          <table:table-cell table:style-name="ce2" office:value-type="string" calcext:value-type="string">
            <text:p>Iken, K. (1999). Feeding ecology of the Antarctic herbivorous gastropod Laevilacunaria antarctica Martens. Journal of In vitro observation Marine Biology and Ecology, 236(1), 133-148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Peters, K. J., Amsler, C. D., McClintock, J. B., van Soest, R. W., &amp; Baker, B. J. (2009). Palatability and chemical defenses of sponges from the western Antarctic Peninsula. Marine Ecology Progress Series, 385, 77-8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Peters, K. J., Amsler, C. D., McClintock, J. B., van Soest, R. W., &amp; Baker, B. J. (2009). Palatability and chemical defenses of sponges from the western Antarctic Peninsula. Marine Ecology Progress Series, 385, 77-8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<text:s/>validus</text:p>
          </table:table-cell>
          <table:table-cell table:style-name="ce3" table:content-validation-name="val1" office:value-type="string" calcext:value-type="string">
            <text:p>Stylocordyla boreali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meridionali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meridionalis</text:p>
          </table:table-cell>
          <table:table-cell table:style-name="ce3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meridionalis</text:p>
          </table:table-cell>
          <table:table-cell table:style-name="ce3" table:content-validation-name="val1" office:value-type="string" calcext:value-type="string">
            <text:p>Rosella antartica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meridionalis</text:p>
          </table:table-cell>
          <table:table-cell table:style-name="ce3" table:content-validation-name="val1" office:value-type="string" calcext:value-type="string">
            <text:p>Rosella sp.</text:p>
          </table:table-cell>
          <table:table-cell table:style-name="ce2" office:value-type="string" calcext:value-type="string">
            <text:p>McClintock, J. B. (1994). Trophic biology of Antarctic shallow-water echinoderms. Marine ecology progress series. Oldendorf, 111(1), 191-202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meridionalis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dontaster meridionalis</text:p>
          </table:table-cell>
          <table:table-cell table:style-name="ce3" table:content-validation-name="val1" office:value-type="string" calcext:value-type="string">
            <text:p>Stylocordyla boreali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Dearborn. J. H. (1977). Food and feeding characteristics of antarctic asteroids and ophiuroids. In: Llano, G. A. (ed.) Adaptations within antarctic ecosystems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Aged detritus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Pontogeneiella sp.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Copepods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Ascidians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Hydrozoa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Camptoplites sp.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Cellarinella sp.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Fratt, D. B., &amp; Dearborn, J. H. (1984). Feeding biology of the Antarctic brittle star Ophionotus victoriae (Echinodermata: Ophiuroidea). Polar Biology, 3(3), 127-13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Smale, D. A., Barnes, D. K., Fraser, K. P., Mann, P. J., &amp; Brown, M. P. (2007). Scavenging in Antarctica: intense variation between sites and seasons in shallow benthic necrophagy. Journal of In vitro observation Marine Biology and Ecology, 349(2), 405-417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Laternulla elliptic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Ophionotus victoriae</text:p>
          </table:table-cell>
          <table:table-cell table:style-name="ce7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Stylocordyla boreali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Rosella antartic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phionotus victoriae</text:p>
          </table:table-cell>
          <table:table-cell table:style-name="ce3" table:content-validation-name="val1" office:value-type="string" calcext:value-type="string">
            <text:p>Rosella sp.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Oradarea bidentata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Bucolo, P., Amsler, C. D., McClintock, J. B., &amp; Baker, B. J. (2011). Palatability of the Antarctic rhodophyte Palmaria decipiens (Reinsch) RW Ricker and its endo/epiphyte Elachista antarctica Skottsberg to sympatric amphipods. Journal of In vitro observation Marine Biology and Ecology, 396(2), 202-206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achaenichthys charcot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4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achaenichthys charcot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Kompowski, A. (1992). Food feeding behaviour of Parachaenichthys georgianus [Fischer, 1885] and Parachaenichthys charcoti [Vaillant, 1906][Pisces, Bathydraconidae]. Acta Ichthyologica et Piscatoria, 1(22), 15-2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achaenichthys charcot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adexamine sp.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Richard, M. G. (1977). <text:span text:style-name="T1">The ecology (including physiological aspects) of selected Antarctic marine invertebrates associated with inshore macrophytes (Doctoral dissertation, Durham University)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Serolis sp.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Stylocordyla boreali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Rosella antartic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arborlasia corrugatus</text:p>
          </table:table-cell>
          <table:table-cell table:style-name="ce3" table:content-validation-name="val1" office:value-type="string" calcext:value-type="string">
            <text:p>Rosella sp.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erknaster aurorae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erknaster fuscus antartic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Dayton, P. K., Robilliard, G. A., Paine, R. T., &amp; Dayton, L. B. (1974). Biological accommodation in the benthic community at McMurdo Sound, Antarctica. <text:span text:style-name="T1">Ecological Monographs, 105-128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erknaster fuscus antartic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McClintock, J. B. (1987). Investigation of the relationship between invertebrate predation and biochemical composition, energy content, spicule armament and toxicity of benthic sponges at McMurdo Sound, Antarctica. <text:span text:style-name="T1">Marine Biology, 94(3), 479-487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erknaster fuscus antarticus</text:p>
          </table:table-cell>
          <table:table-cell table:style-name="ce3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McClintock, J. B., Amsler, C. D., Baker, B. J., &amp; Van Soest, R. W. (2005). Ecology of Antarctic marine sponges: an overview. <text:span text:style-name="T1">Integrative and Comparative Biology, 45(2), 359-368.</text:span>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Priapulids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Lang, K. (1948). Contribution to the ecology of Priapulus caudatus. <text:span text:style-name="T1">Lam Ark Zoo, 41A(5), 1-13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Priapulids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Shirley, T. C. (1990). Ecology of Priapulus caudatus Lamarck, 1816 (Priapulida) in an Alaskan subarctic ecosystem. <text:span text:style-name="T1">Bulletin of Marine Science, 47(1), 149-158.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Gigartina skottsbergii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Iridaea cordata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Myriogramme manginii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Plocamium cartilagineum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Desmarestia anceps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Desmarestia antarctica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Desmarestia menziesii</text:p>
          </table:table-cell>
          <table:table-cell table:style-name="ce2" office:value-type="string" calcext:value-type="string">
            <text:p>Huang, Y. M., McClintock, J. B., Amsler, C. D., Peters, K. J., &amp; Baker, B. J. (2006). Feeding rates of common Antarctic gammarid amphipods on ecologically important sympatric macroalgae. Journal of In vitro observation Marine Biology and Ecology, 329(1), 55-65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Prostebbingia gracilis</text:p>
          </table:table-cell>
          <table:table-cell table:style-name="ce3" table:content-validation-name="val1" office:value-type="string" calcext:value-type="string">
            <text:p>Palmaria decipiens</text:p>
          </table:table-cell>
          <table:table-cell table:style-name="ce2" office:value-type="string" calcext:value-type="string">
            <text:p>Bucolo, P., Amsler, C. D., McClintock, J. B., &amp; Baker, B. J. (2011). Palatability of the Antarctic rhodophyte Palmaria decipiens (Reinsch) RW Ricker and its endo/epiphyte Elachista antarctica Skottsberg to sympatric amphipods. Journal of In vitro observation Marine Biology and Ecology, 396(2), 202-206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Rosella antartica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Rosella antartica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Rosella sp.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Rosella sp.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Salpidae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Huntley, M. E., Sykes, P. F., &amp; Marin, V. (1989). Biometry and trophodynamics of Salpa thompsoni Foxton (Tunicata: Thaliacea) near the Antarctic Peninsula in austral summer, 1983–1984. <text:span text:style-name="T1">Polar Biology, 10(1), 59-70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Salpidae</text:p>
          </table:table-cell>
          <table:table-cell table:style-name="ce2" table:content-validation-name="val1" office:value-type="string" calcext:value-type="string">
            <text:p>Zooplankton</text:p>
          </table:table-cell>
          <table:table-cell table:style-name="ce2" office:value-type="string" calcext:value-type="string">
            <text:p>Huntley, M. E., Sykes, P. F., &amp; Marin, V. (1989). Biometry and trophodynamics of Salpa thompsoni Foxton (Tunicata: Thaliacea) near the Antarctic Peninsula in austral summer, 1983–1984. <text:span text:style-name="T1">Polar Biology, 10(1), 59-70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Salpidae</text:p>
          </table:table-cell>
          <table:table-cell table:style-name="ce2" table:content-validation-name="val1" office:value-type="string" calcext:value-type="string">
            <text:p>Phytoplankton</text:p>
          </table:table-cell>
          <table:table-cell table:style-name="ce2" office:value-type="string" calcext:value-type="string">
            <text:p>Dubischar, C. D., &amp; Bathmann, U. V. (1997). Grazing impact of copepods and Salpidae on phytoplankton in the Atlantic sector of the Southern Ocean. Deep Sea Research Part II: Topical Studies in Oceanography, 44(1), 415-433.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Salpidae</text:p>
          </table:table-cell>
          <table:table-cell table:style-name="ce2" table:content-validation-name="val1" office:value-type="string" calcext:value-type="string">
            <text:p>Aged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6" table:content-validation-name="val1" office:value-type="string" calcext:value-type="string">
            <text:p>Serolis sp.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Presler, P. (1986). Necrophagous invertebrates of the Admiralty Bay of King George Island(South Shetland Islands, Antarctica). <text:span text:style-name="T1">Polish Polar Research/Polskie Badania Polarne, 7(1), 25-61.</text:span></text:p>
          </table:table-cell>
          <table:table-cell table:style-name="ce2" office:value-type="string" calcext:value-type="string">
            <text:p>In vitro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Sterechinus neumayeri</text:p>
          </table:table-cell>
          <table:table-cell table:style-name="ce3" table:content-validation-name="val1" office:value-type="string" calcext:value-type="string">
            <text:p>Paradexamine sp.</text:p>
          </table:table-cell>
          <table:table-cell table:style-name="ce2" office:value-type="string" calcext:value-type="string">
            <text:p>Brand, T. E. (1976). Trophic relationships of selected benthic marine invertebrates and foraminifera in Antarctica. <text:span text:style-name="T1">Antarctic J US, 11, 24-2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Sterechinus neumayeri</text:p>
          </table:table-cell>
          <table:table-cell table:style-name="ce3" table:content-validation-name="val1" office:value-type="string" calcext:value-type="string">
            <text:p>Pontogeneiella sp.</text:p>
          </table:table-cell>
          <table:table-cell table:style-name="ce2" office:value-type="string" calcext:value-type="string">
            <text:p>Brand, T. E. (1976). Trophic relationships of selected benthic marine invertebrates and foraminifera in Antarctica. <text:span text:style-name="T1">Antarctic J US, 11, 24-2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Sterechinus neumayeri</text:p>
          </table:table-cell>
          <table:table-cell table:style-name="ce3" table:content-validation-name="val1" office:value-type="string" calcext:value-type="string">
            <text:p>Bovallia gigantea</text:p>
          </table:table-cell>
          <table:table-cell table:style-name="ce2" office:value-type="string" calcext:value-type="string">
            <text:p>Brand, T. E. (1976). Trophic relationships of selected benthic marine invertebrates and foraminifera in Antarctica. <text:span text:style-name="T1">Antarctic J US, 11, 24-2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Sterechinus neumayeri</text:p>
          </table:table-cell>
          <table:table-cell table:style-name="ce2" table:content-validation-name="val1" office:value-type="string" calcext:value-type="string">
            <text:p>Hydrozoa</text:p>
          </table:table-cell>
          <table:table-cell table:style-name="ce2" office:value-type="string" calcext:value-type="string">
            <text:p>Brand, T. E. (1980). Trophic interactions and community ecology of the shallow-water marine benthos along the Antarctic Peninsula Ph D. thesis, Univ. of California, Davis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Camptoplites sp.</text:p>
          </table:table-cell>
          <table:table-cell table:style-name="ce2" office:value-type="string" calcext:value-type="string">
            <text:p>Brand, T. E. (1980). Trophic interactions and community ecology of the shallow-water marine benthos along the Antarctic Peninsula Ph D. thesis, Univ. of California, Davis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Cellarinella sp.</text:p>
          </table:table-cell>
          <table:table-cell table:style-name="ce2" office:value-type="string" calcext:value-type="string">
            <text:p>Brand, T. E. (1980). Trophic interactions and community ecology of the shallow-water marine benthos along the Antarctic Peninsula Ph D. thesis, Univ. of California, Davis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Mycale acerat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Haliclonidae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Stylocordyla boreali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Rosella antartica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5" table:content-validation-name="val1" office:value-type="string" calcext:value-type="string">
            <text:p>Sterechinus neumayeri</text:p>
          </table:table-cell>
          <table:table-cell table:style-name="ce7" table:content-validation-name="val1" office:value-type="string" calcext:value-type="string">
            <text:p>Rosella sp.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Stylocordyla borealis</text:p>
          </table:table-cell>
          <table:table-cell table:style-name="ce2" table:content-validation-name="val1" office:value-type="string" calcext:value-type="string">
            <text:p>Benthic diatom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Stylocordyla borealis</text:p>
          </table:table-cell>
          <table:table-cell table:style-name="ce2" table:content-validation-name="val1" office:value-type="string" calcext:value-type="string">
            <text:p>Fresh detritus</text:p>
          </table:table-cell>
          <table:table-cell table:style-name="ce2" office:value-type="string" calcext:value-type="string">
            <text:p>L. Torre (pers. comm.)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bernacchi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Dearborn, J. H. (1967). Food and reproduction of Glyptonotus antarcticus (Crustacea: Isopoda) at McMurdo Sound, Antarctica. Transactions Roy. Soc. NZ, 8, 163-168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bernacchi</text:p>
          </table:table-cell>
          <table:table-cell table:style-name="ce3" table:content-validation-name="val1" office:value-type="string" calcext:value-type="string">
            <text:p>Margarella antarctic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0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bernacchi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0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bernacchi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1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bernacchi</text:p>
          </table:table-cell>
          <table:table-cell table:style-name="ce2" table:content-validation-name="val1" office:value-type="string" calcext:value-type="string">
            <text:p>Nereidae </text:p>
          </table:table-cell>
          <table:table-cell table:style-name="ce2" office:value-type="string" calcext:value-type="string">
            <text:p>Eastman, J. T. (1985). Pleuragramma antarcticum (Pisces, Nototheniidae) as food for other fishes in McMurdo Sound, Antarctica. <text:span text:style-name="T1">Polar Biology, 4(3), 155-160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bernacchi</text:p>
          </table:table-cell>
          <table:table-cell table:style-name="ce3" table:content-validation-name="val1" office:value-type="string" calcext:value-type="string">
            <text:p>Glyptonotus antarcticus</text:p>
          </table:table-cell>
          <table:table-cell table:style-name="ce2" office:value-type="string" calcext:value-type="string">
            <text:p>Foster, B. A., &amp; Montgomery, J. C. (1993). Planktivory in benthic nototheniid fish in McMurdo Sound, Antarctica. <text:span text:style-name="T1">Environmental Biology of Fishes, 36(3), 313-318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2" table:content-validation-name="val1" office:value-type="string" calcext:value-type="string">
            <text:p>Hyperiids</text:p>
          </table:table-cell>
          <table:table-cell table:style-name="ce2" office:value-type="string" calcext:value-type="string">
            <text:p>Richardson, M. G. (1975). The dietary composition of some Antarctic fish. <text:span text:style-name="T1">Br Antarct Surv Bull, 41(42), 113-120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Bovallia gigantea</text:p>
          </table:table-cell>
          <table:table-cell table:style-name="ce2" office:value-type="string" calcext:value-type="string">
            <text:p>Richardson, M. G. (1975). The dietary composition of some Antarctic fish. <text:span text:style-name="T1">Br Antarct Surv Bull, 41(42), 113-120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Margarella antarctic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0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Nacella concinn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0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Neobuccinum eatoni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1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Daniels, R. A. (1982). Feeding ecology of some fishes of the Antarctic Peninsula. <text:span text:style-name="T1">Fish Bull, 80(3), 575-591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2" table:content-validation-name="val1" office:value-type="string" calcext:value-type="string">
            <text:p>Hyperiids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2" table:content-validation-name="val1" office:value-type="string" calcext:value-type="string">
            <text:p>Salpidae</text:p>
          </table:table-cell>
          <table:table-cell table:style-name="ce2" office:value-type="string" calcext:value-type="string">
            <text:p>Linkowski, T. B., Presler, P., &amp; Zukowski, C. (1983). Food habits of nototheniid fishes(Nototheniidae) in Admiralty Bay(King George Island, South Shetland Islands). <text:span text:style-name="T1">Pol. Polar Res., 4(1), 79-9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2" table:content-validation-name="val1" office:value-type="string" calcext:value-type="string">
            <text:p>Hyperiids</text:p>
          </table:table-cell>
          <table:table-cell table:style-name="ce2" office:value-type="string" calcext:value-type="string">
            <text:p>Vacchi, M., &amp; La Mesa, M. (1995). The diet of the Antarctic fish Trematomus newnesi Boulenger, 1902 (Nototheniidae) from Terra Nova Bay, Ross Sea. <text:span text:style-name="T1">Antarctic Science, 7(01), 37-38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2" table:content-validation-name="val1" office:value-type="string" calcext:value-type="string">
            <text:p>Hyperiids</text:p>
          </table:table-cell>
          <table:table-cell table:style-name="ce2" office:value-type="string" calcext:value-type="string">
            <text:p>Barrera-Oro, E. (2003). Analysis of dietary overlap in Antarctic fish (Notothenioidei) from the South Shetland Islands: no evidence of food competition. Polar Biology, 26(10), 631-637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Trematomus newnesi</text:p>
          </table:table-cell>
          <table:table-cell table:style-name="ce3" table:content-validation-name="val1" office:value-type="string" calcext:value-type="string">
            <text:p>Euphausia superba</text:p>
          </table:table-cell>
          <table:table-cell table:style-name="ce2" office:value-type="string" calcext:value-type="string">
            <text:p>Kock, K. H., Barrera-Oro, E., Belchier, M., Collins, M. A., Duhamel, G., Hanchet, S., ... &amp; Williams, R. (2012). The role of fish as predators of krill (Euphausia superba) and other pelagic resources in the Southern Ocean. CCAMLR Science, 19, 115-169.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Urticinopsis antartica</text:p>
          </table:table-cell>
          <table:table-cell table:style-name="ce3" table:content-validation-name="val1" office:value-type="string" calcext:value-type="string">
            <text:p>Odontaster <text:s/>validus</text:p>
          </table:table-cell>
          <table:table-cell table:style-name="ce2" office:value-type="string" calcext:value-type="string">
            <text:p>Holdgate, M. W. (1970). Antarctic ecology.</text:p>
          </table:table-cell>
          <table:table-cell table:style-name="ce2" office:value-type="string" calcext:value-type="string">
            <text:p>In situ observation</text:p>
          </table:table-cell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Urticinopsis antartica</text:p>
          </table:table-cell>
          <table:table-cell table:style-name="ce3" table:content-validation-name="val1" office:value-type="string" calcext:value-type="string">
            <text:p>Odontaster meridionalis</text:p>
          </table:table-cell>
          <table:table-cell table:style-name="ce2" office:value-type="string" calcext:value-type="string">
            <text:p>Caspers, H. (1979). Internationale Revue der gesamten Hydrobiologie und Hydrographie, 64(6), 839-840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Urticinopsis antartica</text:p>
          </table:table-cell>
          <table:table-cell table:style-name="ce3" table:content-validation-name="val1" office:value-type="string" calcext:value-type="string">
            <text:p>Perknaster fuscus antarticus</text:p>
          </table:table-cell>
          <table:table-cell table:style-name="ce2" office:value-type="string" calcext:value-type="string">
            <text:p>Caspers, H. (1979). Internationale Revue der gesamten Hydrobiologie und Hydrographie, 64(6), 839-840.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table:content-validation-name="val1" office:value-type="string" calcext:value-type="string">
            <text:p>Waldeckia obesa</text:p>
          </table:table-cell>
          <table:table-cell table:style-name="ce2" table:content-validation-name="val1" office:value-type="string" calcext:value-type="string">
            <text:p>Necromass</text:p>
          </table:table-cell>
          <table:table-cell table:style-name="ce2" office:value-type="string" calcext:value-type="string">
            <text:p>Dauby, P., Scailteur, Y., &amp; De Broyer, C. (2001). Trophic diversity within the eastern Weddell Sea amphipod community. <text:span text:style-name="T1">Hydrobiologia, 443(1-3), 69-86.</text:span></text:p>
          </table:table-cell>
          <table:table-cell table:style-name="ce2" office:value-type="string" calcext:value-type="string">
            <text:p>Gut content</text:p>
          </table:table-cell>
          <table:table-cell table:number-columns-repeated="1020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</meta:initial-creator>
    <meta:creation-date>2017-10-20T12:30:48</meta:creation-date>
    <dc:date>2020-07-17T09:47:22.755917352</dc:date>
    <meta:generator>LibreOffice/6.4.4.2$Linux_X86_64 LibreOffice_project/40$Build-2</meta:generator>
    <meta:editing-duration>PT17M52S</meta:editing-duration>
    <meta:editing-cycles>1</meta:editing-cycles>
    <meta:document-statistic meta:table-count="3" meta:cell-count="12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